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(sqrt(n)+a)/d</text:p>
          </table:table-cell>
          <table:table-cell office:value-type="string" calcext:value-type="string">
            <text:p>floor(((sqrt(n)+a)/d)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SQRT([.A$6])+[.B6])/[.C6]" office:value-type="float" office:value="3.74165738677394" calcext:value-type="float">
            <text:p>3.74165738677394</text:p>
          </table:table-cell>
          <table:table-cell table:formula="of:=FLOOR([.D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-[.B6]+[.E6]*[.C6]" office:value-type="float" office:value="3" calcext:value-type="float">
            <text:p>3</text:p>
          </table:table-cell>
          <table:table-cell table:formula="of:=([.A$6]-([.B6]-[.E6]*[.C6])^2)/[.C6]" office:value-type="float" office:value="5" calcext:value-type="float">
            <text:p>5</text:p>
          </table:table-cell>
          <table:table-cell table:formula="of:=(SQRT([.A$6])+[.B7])/[.C7]" office:value-type="float" office:value="1.34833147735479" calcext:value-type="float">
            <text:p>1.34833147735479</text:p>
          </table:table-cell>
          <table:table-cell table:formula="of:=FLOOR([.D7])" office:value-type="float" office:value="1" calcext:value-type="float">
            <text:p>1</text:p>
          </table:table-cell>
          <table:table-cell table:formula="of:=([.E$6]+[.B7])/[.C7]" office:value-type="float" office:value="1.2" calcext:value-type="float">
            <text:p>1.2</text:p>
          </table:table-cell>
          <table:table-cell/>
        </table:table-row>
        <table:table-row table:style-name="ro1">
          <table:table-cell/>
          <table:table-cell table:formula="of:=-[.B7]+[.E7]*[.C7]" office:value-type="float" office:value="2" calcext:value-type="float">
            <text:p>2</text:p>
          </table:table-cell>
          <table:table-cell table:formula="of:=([.A$6]-([.B7]-[.E7]*[.C7])^2)/[.C7]" office:value-type="float" office:value="2" calcext:value-type="float">
            <text:p>2</text:p>
          </table:table-cell>
          <table:table-cell table:formula="of:=(SQRT([.A$6])+[.B8])/[.C8]" office:value-type="float" office:value="2.87082869338697" calcext:value-type="float">
            <text:p>2.87082869338697</text:p>
          </table:table-cell>
          <table:table-cell table:formula="of:=FLOOR([.D8])" office:value-type="float" office:value="2" calcext:value-type="float">
            <text:p>2</text:p>
          </table:table-cell>
          <table:table-cell table:formula="of:=([.E$6]+[.B8])/[.C8]"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table:formula="of:=-[.B8]+[.E8]*[.C8]" office:value-type="float" office:value="2" calcext:value-type="float">
            <text:p>2</text:p>
          </table:table-cell>
          <table:table-cell table:formula="of:=([.A$6]-([.B8]-[.E8]*[.C8])^2)/[.C8]" office:value-type="float" office:value="5" calcext:value-type="float">
            <text:p>5</text:p>
          </table:table-cell>
          <table:table-cell table:formula="of:=(SQRT([.A$6])+[.B9])/[.C9]" office:value-type="float" office:value="1.14833147735479" calcext:value-type="float">
            <text:p>1.14833147735479</text:p>
          </table:table-cell>
          <table:table-cell table:formula="of:=FLOOR([.D9])" office:value-type="float" office:value="1" calcext:value-type="float">
            <text:p>1</text:p>
          </table:table-cell>
          <table:table-cell table:formula="of:=([.E$6]+[.B9])/[.C9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-[.B9]+[.E9]*[.C9]" office:value-type="float" office:value="3" calcext:value-type="float">
            <text:p>3</text:p>
          </table:table-cell>
          <table:table-cell table:formula="of:=([.A$6]-([.B9]-[.E9]*[.C9])^2)/[.C9]" office:value-type="float" office:value="1" calcext:value-type="float">
            <text:p>1</text:p>
          </table:table-cell>
          <table:table-cell table:formula="of:=(SQRT([.A$6])+[.B10])/[.C10]" office:value-type="float" office:value="6.74165738677394" calcext:value-type="float">
            <text:p>6.74165738677394</text:p>
          </table:table-cell>
          <table:table-cell table:formula="of:=FLOOR([.D10])" office:value-type="float" office:value="6" calcext:value-type="float">
            <text:p>6</text:p>
          </table:table-cell>
          <table:table-cell table:formula="of:=([.E$6]+[.B10])/[.C10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-[.B10]+[.E10]*[.C10]" office:value-type="float" office:value="3" calcext:value-type="float">
            <text:p>3</text:p>
          </table:table-cell>
          <table:table-cell table:formula="of:=([.A$6]-([.B10]-[.E10]*[.C10])^2)/[.C10]" office:value-type="float" office:value="5" calcext:value-type="float">
            <text:p>5</text:p>
          </table:table-cell>
          <table:table-cell table:formula="of:=(SQRT([.A$6])+[.B11])/[.C11]" office:value-type="float" office:value="1.34833147735479" calcext:value-type="float">
            <text:p>1.34833147735479</text:p>
          </table:table-cell>
          <table:table-cell table:formula="of:=FLOOR([.D11])" office:value-type="float" office:value="1" calcext:value-type="float">
            <text:p>1</text:p>
          </table:table-cell>
          <table:table-cell table:formula="of:=([.E$6]+[.B11])/[.C11]" office:value-type="float" office:value="1.2" calcext:value-type="float">
            <text:p>1.2</text:p>
          </table:table-cell>
          <table:table-cell table:formula="of:=[.C10]-[.E11]*[.E11]*[.C11]+2*[.E11]*[.B11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-[.B11]+[.E11]*[.C11]" office:value-type="float" office:value="2" calcext:value-type="float">
            <text:p>2</text:p>
          </table:table-cell>
          <table:table-cell table:formula="of:=([.A$6]-([.B11]-[.E11]*[.C11])^2)/[.C11]" office:value-type="float" office:value="2" calcext:value-type="float">
            <text:p>2</text:p>
          </table:table-cell>
          <table:table-cell table:formula="of:=(SQRT([.A$6])+[.B12])/[.C12]" office:value-type="float" office:value="2.87082869338697" calcext:value-type="float">
            <text:p>2.87082869338697</text:p>
          </table:table-cell>
          <table:table-cell table:formula="of:=FLOOR([.D12])" office:value-type="float" office:value="2" calcext:value-type="float">
            <text:p>2</text:p>
          </table:table-cell>
          <table:table-cell table:formula="of:=([.E$6]+[.B12])/[.C12]" office:value-type="float" office:value="2.5" calcext:value-type="float">
            <text:p>2.5</text:p>
          </table:table-cell>
          <table:table-cell table:formula="of:=[.C11]-[.E12]*[.E12]*[.C12]+2*[.E12]*[.B12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-[.B12]+[.E12]*[.C12]" office:value-type="float" office:value="2" calcext:value-type="float">
            <text:p>2</text:p>
          </table:table-cell>
          <table:table-cell table:formula="of:=([.A$6]-([.B12]-[.E12]*[.C12])^2)/[.C12]" office:value-type="float" office:value="5" calcext:value-type="float">
            <text:p>5</text:p>
          </table:table-cell>
          <table:table-cell table:formula="of:=(SQRT([.A$6])+[.B13])/[.C13]" office:value-type="float" office:value="1.14833147735479" calcext:value-type="float">
            <text:p>1.14833147735479</text:p>
          </table:table-cell>
          <table:table-cell table:formula="of:=FLOOR([.D13])" office:value-type="float" office:value="1" calcext:value-type="float">
            <text:p>1</text:p>
          </table:table-cell>
          <table:table-cell table:formula="of:=([.E$6]+[.B13])/[.C13]" office:value-type="float" office:value="1" calcext:value-type="float">
            <text:p>1</text:p>
          </table:table-cell>
          <table:table-cell table:formula="of:=[.C12]-[.E13]*[.E13]*[.C13]+2*[.E13]*[.B13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-[.B13]+[.E13]*[.C13]" office:value-type="float" office:value="3" calcext:value-type="float">
            <text:p>3</text:p>
          </table:table-cell>
          <table:table-cell table:formula="of:=([.A$6]-([.B13]-[.E13]*[.C13])^2)/[.C13]" office:value-type="float" office:value="1" calcext:value-type="float">
            <text:p>1</text:p>
          </table:table-cell>
          <table:table-cell table:formula="of:=(SQRT([.A$6])+[.B14])/[.C14]" office:value-type="float" office:value="6.74165738677394" calcext:value-type="float">
            <text:p>6.74165738677394</text:p>
          </table:table-cell>
          <table:table-cell table:formula="of:=FLOOR([.D14])" office:value-type="float" office:value="6" calcext:value-type="float">
            <text:p>6</text:p>
          </table:table-cell>
          <table:table-cell table:formula="of:=([.E$6]+[.B14])/[.C14]" office:value-type="float" office:value="6" calcext:value-type="float">
            <text:p>6</text:p>
          </table:table-cell>
          <table:table-cell table:formula="of:=[.C13]-[.E14]*[.E14]*[.C14]+2*[.E14]*[.B14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-[.B14]+[.E14]*[.C14]" office:value-type="float" office:value="3" calcext:value-type="float">
            <text:p>3</text:p>
          </table:table-cell>
          <table:table-cell table:formula="of:=([.A$6]-([.B14]-[.E14]*[.C14])^2)/[.C14]" office:value-type="float" office:value="5" calcext:value-type="float">
            <text:p>5</text:p>
          </table:table-cell>
          <table:table-cell table:formula="of:=(SQRT([.A$6])+[.B15])/[.C15]" office:value-type="float" office:value="1.34833147735479" calcext:value-type="float">
            <text:p>1.34833147735479</text:p>
          </table:table-cell>
          <table:table-cell table:formula="of:=FLOOR([.D15])" office:value-type="float" office:value="1" calcext:value-type="float">
            <text:p>1</text:p>
          </table:table-cell>
          <table:table-cell table:formula="of:=([.E$6]+[.B15])/[.C15]" office:value-type="float" office:value="1.2" calcext:value-type="float">
            <text:p>1.2</text:p>
          </table:table-cell>
          <table:table-cell table:formula="of:=[.C14]-[.E15]*[.E15]*[.C15]+2*[.E15]*[.B15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-[.B15]+[.E15]*[.C15]" office:value-type="float" office:value="2" calcext:value-type="float">
            <text:p>2</text:p>
          </table:table-cell>
          <table:table-cell table:formula="of:=([.A$6]-([.B15]-[.E15]*[.C15])^2)/[.C15]" office:value-type="float" office:value="2" calcext:value-type="float">
            <text:p>2</text:p>
          </table:table-cell>
          <table:table-cell table:formula="of:=(SQRT([.A$6])+[.B16])/[.C16]" office:value-type="float" office:value="2.87082869338697" calcext:value-type="float">
            <text:p>2.87082869338697</text:p>
          </table:table-cell>
          <table:table-cell table:formula="of:=FLOOR([.D16])" office:value-type="float" office:value="2" calcext:value-type="float">
            <text:p>2</text:p>
          </table:table-cell>
          <table:table-cell table:formula="of:=([.E$6]+[.B16])/[.C16]" office:value-type="float" office:value="2.5" calcext:value-type="float">
            <text:p>2.5</text:p>
          </table:table-cell>
          <table:table-cell table:formula="of:=[.C15]-[.E16]*[.E16]*[.C16]+2*[.E16]*[.B1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-[.B16]+[.E16]*[.C16]" office:value-type="float" office:value="2" calcext:value-type="float">
            <text:p>2</text:p>
          </table:table-cell>
          <table:table-cell table:formula="of:=([.A$6]-([.B16]-[.E16]*[.C16])^2)/[.C16]" office:value-type="float" office:value="5" calcext:value-type="float">
            <text:p>5</text:p>
          </table:table-cell>
          <table:table-cell table:formula="of:=(SQRT([.A$6])+[.B17])/[.C17]" office:value-type="float" office:value="1.14833147735479" calcext:value-type="float">
            <text:p>1.14833147735479</text:p>
          </table:table-cell>
          <table:table-cell table:formula="of:=FLOOR([.D17])" office:value-type="float" office:value="1" calcext:value-type="float">
            <text:p>1</text:p>
          </table:table-cell>
          <table:table-cell table:formula="of:=([.E$6]+[.B17])/[.C17]" office:value-type="float" office:value="1" calcext:value-type="float">
            <text:p>1</text:p>
          </table:table-cell>
          <table:table-cell table:formula="of:=[.C16]-[.E17]*[.E17]*[.C17]+2*[.E17]*[.B17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-[.B17]+[.E17]*[.C17]" office:value-type="float" office:value="3" calcext:value-type="float">
            <text:p>3</text:p>
          </table:table-cell>
          <table:table-cell table:formula="of:=([.A$6]-([.B17]-[.E17]*[.C17])^2)/[.C17]" office:value-type="float" office:value="1" calcext:value-type="float">
            <text:p>1</text:p>
          </table:table-cell>
          <table:table-cell table:formula="of:=(SQRT([.A$6])+[.B18])/[.C18]" office:value-type="float" office:value="6.74165738677394" calcext:value-type="float">
            <text:p>6.74165738677394</text:p>
          </table:table-cell>
          <table:table-cell table:formula="of:=FLOOR([.D18])" office:value-type="float" office:value="6" calcext:value-type="float">
            <text:p>6</text:p>
          </table:table-cell>
          <table:table-cell table:formula="of:=([.E$6]+[.B18])/[.C18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-[.B18]+[.E18]*[.C18]" office:value-type="float" office:value="3" calcext:value-type="float">
            <text:p>3</text:p>
          </table:table-cell>
          <table:table-cell table:formula="of:=([.A$6]-([.B18]-[.E18]*[.C18])^2)/[.C18]" office:value-type="float" office:value="5" calcext:value-type="float">
            <text:p>5</text:p>
          </table:table-cell>
          <table:table-cell table:formula="of:=(SQRT([.A$6])+[.B19])/[.C19]" office:value-type="float" office:value="1.34833147735479" calcext:value-type="float">
            <text:p>1.34833147735479</text:p>
          </table:table-cell>
          <table:table-cell table:formula="of:=FLOOR([.D19])" office:value-type="float" office:value="1" calcext:value-type="float">
            <text:p>1</text:p>
          </table:table-cell>
          <table:table-cell table:formula="of:=([.E$6]+[.B19])/[.C19]" office:value-type="float" office:value="1.2" calcext:value-type="float">
            <text:p>1.2</text:p>
          </table:table-cell>
          <table:table-cell/>
        </table:table-row>
        <table:table-row table:style-name="ro1">
          <table:table-cell/>
          <table:table-cell table:formula="of:=-[.B19]+[.E19]*[.C19]" office:value-type="float" office:value="2" calcext:value-type="float">
            <text:p>2</text:p>
          </table:table-cell>
          <table:table-cell table:formula="of:=([.A$6]-([.B19]-[.E19]*[.C19])^2)/[.C19]" office:value-type="float" office:value="2" calcext:value-type="float">
            <text:p>2</text:p>
          </table:table-cell>
          <table:table-cell table:formula="of:=(SQRT([.A$6])+[.B20])/[.C20]" office:value-type="float" office:value="2.87082869338697" calcext:value-type="float">
            <text:p>2.87082869338697</text:p>
          </table:table-cell>
          <table:table-cell table:formula="of:=FLOOR([.D20])" office:value-type="float" office:value="2" calcext:value-type="float">
            <text:p>2</text:p>
          </table:table-cell>
          <table:table-cell table:formula="of:=([.E$6]+[.B20])/[.C20]"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5"/>
          <table:table-cell table:formula="of:=([.E$6]+[.B21])/[.C2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([.E$6]+[.B22])/[.C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([.E$6]+[.B23])/[.C23]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Unifont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3:32:01.766508052</meta:creation-date>
    <dc:date>2019-03-03T03:55:15.131234250</dc:date>
    <meta:editing-duration>PT1H1M32S</meta:editing-duration>
    <meta:editing-cycles>1</meta:editing-cycles>
    <meta:document-statistic meta:table-count="1" meta:cell-count="91" meta:object-count="0"/>
    <meta:generator>LibreOffice/6.1.5.2$Linux_X86_64 LibreOffice_project/10$Build-2</meta:generator>
  </office:meta>
</office:document-meta>
</file>